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0% 100%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7_2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Blumenthal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February 3, 1892</text:p>
      <text:p text:style-name="P2">Month<text:tab/><text:tab/><text:tab/><text:tab/><text:tab/><text:tab/>February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JOSEPH BLUMENTHAL./</text:p>
      <text:p text:style-name="P6">President<text:span text:style-name="T2">./</text:span></text:p>
      <text:p text:style-name="P6"><text:span text:style-name="T2">151 EAST 73D STREET./</text:span></text:p>
      <text:p text:style-name="P7"><text:span text:style-name="T2">Jewish Theological Seminary Association./</text:span></text:p>
      <text:p text:style-name="P8"><text:span text:style-name="T2">New York, Feby 3rd 1892/</text:span></text:p>
      <text:p text:style-name="P6"><text:span text:style-name="T2">Dear Dr/</text:span></text:p>
      <text:p text:style-name="P6"><text:span text:style-name="T2"><text:tab/>Enclosed please find check for $95</text:span><text:span text:style-name="T3">33/100</text:span><text:span text:style-name="T4">/ being $85</text:span><text:span text:style-name="T3">33</text:span><text:span text:style-name="T4"> for the Books, and $100 for the two boys--/ Your lecture will be announced for Monday/ next at 4 P. M. at Rooms of the Y. M. H. A. at/ Lexington Ave &amp; 58th St. <text:s/>Full particulars for/ the entire course will be given by next week/ &amp;c. <text:s/>Dr Jastrow will be informed this week/ Lev. as will all others by a printed programme/ which will be issued--/</text:span></text:p>
      <text:p text:style-name="P6"><text:span text:style-name="T4"><text:tab/>Will see you on/ Monday &amp; then talk over some matters/</text:span></text:p>
      <text:p text:style-name="P6"><text:span text:style-name="T4"><text:tab/><text:tab/>Yours very truly/</text:span></text:p>
      <text:p text:style-name="P6"><text:span text:style-name="T4"><text:tab/><text:tab/>Joseph Blumenthal/</text:span></text:p>
      <text:p text:style-name="P6"><text:span text:style-name="T4">Will you please return enclosed, or make a copy of it/ for us here--a translated copy would be bette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2:20:17.92</meta:creation-date>
    <dc:date>2011-12-01T12:24:53.76</dc:date>
    <dc:creator>Penn Libraries</dc:creator>
    <meta:editing-duration>PT00H04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1" meta:word-count="298" meta:character-count="1992"/>
  </office:meta>
</office:document-meta>
</file>